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erif1" svg:font-family="'Liberation Serif'"/>
    <style:font-face style:name="Free" svg:font-family="Free" style:font-family-generic="modern" style:font-pitch="fixed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font-name="Liberation Serif1" fo:language="en" fo:country="US" fo:font-weight="bold" style:font-name-asian="Liberation Serif1" style:language-asian="en" style:country-asian="US" style:font-weight-asian="bold" style:font-name-complex="Liberation Serif1" style:language-complex="en" style:country-complex="US" style:font-weight-complex="bold"/>
    </style:style>
    <style:style style:name="P2" style:family="paragraph" style:parent-style-name="Standard">
      <style:text-properties style:font-name="FreeMono" fo:language="en" fo:country="US" fo:font-weight="normal" style:font-name-asian="Liberation Serif1" style:language-asian="en" style:country-asian="US" style:font-weight-asian="normal" style:font-name-complex="Liberation Serif1" style:language-complex="en" style:country-complex="US" style:font-weight-complex="normal"/>
    </style:style>
    <style:style style:name="P3" style:family="paragraph" style:parent-style-name="Standard">
      <style:text-properties style:font-name="FreeMono" fo:language="en" fo:country="US" fo:font-weight="bold" style:font-name-asian="Liberation Serif1" style:language-asian="en" style:country-asian="US" style:font-weight-asian="bold" style:font-name-complex="Liberation Serif1" style:language-complex="en" style:country-complex="US" style:font-weight-complex="bold"/>
    </style:style>
    <style:style style:name="P4" style:family="paragraph" style:parent-style-name="Standard">
      <style:text-properties style:font-name="FreeMono" fo:language="en" fo:country="US" style:font-name-asian="Liberation Serif1" style:language-asian="en" style:country-asian="US" style:font-name-complex="Liberation Serif1" style:language-complex="en" style:country-complex="US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/*</text:p>
      <text:p text:style-name="P4"><text:s/>* Braden Licastro</text:p>
      <text:p text:style-name="P4"><text:s/>* Computer Science 210</text:p>
      <text:p text:style-name="P4"><text:s/>* Lab 7 - Fall Semester 2011-12</text:p>
      <text:p text:style-name="P4"><text:s/>* Exercise 2</text:p>
      <text:p text:style-name="P4"><text:s/>* String Reverser Using Pointers</text:p>
      <text:p text:style-name="P4"><text:s/>*/</text:p>
      <text:p text:style-name="P4"/>
      <text:p text:style-name="P4">/*</text:p>
      <text:p text:style-name="P4"><text:s/>* MAXSIZE: Maximum array length.</text:p>
      <text:p text:style-name="P4"><text:s/>* ZERO: Number 0.</text:p>
      <text:p text:style-name="P4"><text:s/>* c: holds the current character</text:p>
      <text:p text:style-name="P4"><text:s/>* *p1: str1 pointer</text:p>
      <text:p text:style-name="P4"><text:s/>* *p2: str2 pointer</text:p>
      <text:p text:style-name="P4"><text:s/>* str1: the character array used to hold the string</text:p>
      <text:p text:style-name="P4"><text:s/>* str2: the character array used to hold the reversed string</text:p>
      <text:p text:style-name="P4"><text:s/>*/</text:p>
      <text:p text:style-name="P4"/>
      <text:p text:style-name="P4">#include &lt;stdio.h&gt;</text:p>
      <text:p text:style-name="P4">#include &lt;string.h&gt;</text:p>
      <text:p text:style-name="P4"/>
      <text:p text:style-name="P4">#define MAXSIZE 1000</text:p>
      <text:p text:style-name="P4">#define ZERO 0</text:p>
      <text:p text:style-name="P4"/>
      <text:p text:style-name="P4">void main()</text:p>
      <text:p text:style-name="P4">{</text:p>
      <text:p text:style-name="P4"><text:s text:c="2"/>char str1[MAXSIZE], str2[MAXSIZE], *p1, c;</text:p>
      <text:p text:style-name="P4"/>
      <text:p text:style-name="P4"><text:s text:c="2"/>// Make p2 point to the beginning of str2</text:p>
      <text:p text:style-name="P4"><text:s text:c="2"/>p1 = str1;</text:p>
      <text:p text:style-name="P4"/>
      <text:p text:style-name="P4"><text:s text:c="2"/>printf("Input: \n");</text:p>
      <text:p text:style-name="P4"/>
      <text:p text:style-name="P4"><text:s text:c="2"/>while((c=getchar()) != EOF)</text:p>
      <text:p text:style-name="P4"><text:s text:c="4"/>{</text:p>
      <text:p text:style-name="P4"><text:tab/> <text:s/>*p1 = c; /*Read them into a character array*/</text:p>
      <text:p text:style-name="P4"><text:tab/> <text:s/>*p1++;</text:p>
      <text:p text:style-name="P4"><text:tab/> <text:s/>putchar(c);</text:p>
      <text:p text:style-name="P4"><text:s text:c="4"/>}</text:p>
      <text:p text:style-name="P4"/>
      <text:p text:style-name="P4"><text:s text:c="2"/>*p1 = '\0'; //Terminate the array.</text:p>
      <text:p text:style-name="P4"><text:s text:c="2"/></text:p>
      <text:p text:style-name="P4"><text:s text:c="2"/>reverse(str1, str2);</text:p>
      <text:p text:style-name="P4"/>
      <text:p text:style-name="P4"><text:s text:c="2"/>printf("\nOutput:\n%s", str2);</text:p>
      <text:p text:style-name="P4">}</text:p>
      <text:p text:style-name="P4"/>
      <text:p text:style-name="P4"/>
      <text:p text:style-name="P4">// Reverse the string using pointers.</text:p>
      <text:p text:style-name="P4">reverse(char str1[], char str2[])</text:p>
      <text:p text:style-name="P4">{</text:p>
      <text:p text:style-name="P4"><text:soft-page-break/><text:s text:c="2"/>//Define the pointers.</text:p>
      <text:p text:style-name="P4"><text:s text:c="2"/>char *p1, *p2;</text:p>
      <text:p text:style-name="P4"><text:s text:c="2"/></text:p>
      <text:p text:style-name="P4"><text:s text:c="2"/>// Make p1 point to end of str1</text:p>
      <text:p text:style-name="P4"><text:s text:c="2"/>p1 = str1 + strlen(str1) - 1;</text:p>
      <text:p text:style-name="P4"><text:s text:c="2"/>// Make p2 point to the beginning of str2</text:p>
      <text:p text:style-name="P4"><text:s text:c="2"/>p2 = str2;</text:p>
      <text:p text:style-name="P4"/>
      <text:p text:style-name="P4"><text:s text:c="2"/>while(p1 &gt;= str1)</text:p>
      <text:p text:style-name="P4"><text:s text:c="4"/>*p2++ = *p1--;</text:p>
      <text:p text:style-name="P4"/>
      <text:p text:style-name="P4"><text:s text:c="2"/>// Null terminate str2</text:p>
      <text:p text:style-name="P4"><text:s text:c="2"/>*p2 = '\0';</text:p>
      <text:p text:style-name="P4">}</text:p>
      <text:p text:style-name="Horizontal_20_Line"/>
      <text:p text:style-name="P1">I/O I:</text:p>
      <text:p text:style-name="P3"><text:span text:style-name="T1">Input: </text:span></text:p>
      <text:p text:style-name="P3"><text:span text:style-name="T1">Maine, the way life should be!</text:span></text:p>
      <text:p text:style-name="P3"><text:span text:style-name="T1">Output:</text:span></text:p>
      <text:p text:style-name="P3"><text:span text:style-name="T1">!eb dluohs efil yaw eht ,eniaM</text:span></text:p>
      <text:p text:style-name="P1"><text:span text:style-name="T1"/></text:p>
      <text:p text:style-name="P1">I/O II:</text:p>
      <text:p text:style-name="P2">Input: </text:p>
      <text:p text:style-name="P2">Programming in MIPS is fun!</text:p>
      <text:p text:style-name="P2">Output:</text:p>
      <text:p text:style-name="P2">!nuf si SPIM ni gnimmargorP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erif1" svg:font-family="'Liberation Serif'"/>
    <style:font-face style:name="Free" svg:font-family="Free" style:font-family-generic="modern" style:font-pitch="fixed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 text:number-lines="false" text:line-number="0" style:join-border="false"/>
      <style:text-properties fo:font-size="6pt" style:font-size-asian="6pt" style:font-size-complex="6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Braden Licastro</meta:initial-creator>
    <meta:creation-date>2011-11-29T19:52:43</meta:creation-date>
    <meta:printed-by>Braden Licastro</meta:printed-by>
    <meta:print-date>2011-11-29T19:54:23</meta:print-date>
    <meta:document-statistic meta:table-count="0" meta:image-count="0" meta:object-count="0" meta:page-count="2" meta:paragraph-count="62" meta:word-count="218" meta:character-count="1235"/>
    <dc:date>2011-11-29T19:56:13</dc:date>
    <dc:creator>Braden Licastro</dc:creator>
    <meta:editing-duration>PT00H03M30S</meta:editing-duration>
    <meta:editing-cycles>1</meta:editing-cycles>
    <meta:generator>OpenOffice.org/3.2$Linux OpenOffice.org_project/320m12$Build-9483</meta:generator>
  </office:meta>
</office:document-meta>
</file>